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da014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a01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da014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a014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 style:list-style-name="L1"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a01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UrbanTitle">
      <style:text-properties officeooo:paragraph-rsid="000da014"/>
    </style:style>
    <style:style style:name="P14" style:family="paragraph" style:parent-style-name="UrbanTitle">
      <style:text-properties style:font-name="arial" officeooo:paragraph-rsid="000da014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4">Dossier incomplet pour une demande de certificat d'urbanisme n°2</text:p>
      <text:p text:style-name="P9"/>
      <text:p text:style-name="P10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5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P10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style-name="Sect1" text:name="Section1">
        <text:list xml:id="list2524189315" text:style-name="L1">
          <text:list-item>
            <text:p text:style-name="P11"><text:span text:style-name="T8"><office:annotation><dc:creator>Stéphan Geulette</dc:creator><dc:date>2011-03-31T15:08:14</dc:date><text:p text:style-name="P15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5"><text:span text:style-name="T14">do text </text:span></text:p><text:p text:style-name="P15"><text:span text:style-name="T14">from xhtml(self.getMissingPartsDetails(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certificat recommencera à dater de la réception de ces pièces par l'Administration Communale.</text:p>
      <text:p text:style-name="P10"/>
      <text:p text:style-name="P1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0"/>
      <text:p text:style-name="P10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54:10.004081635</dc:date>
    <dc:language>fr-FR</dc:language>
    <meta:editing-cycles>103</meta:editing-cycles>
    <meta:editing-duration>P1DT10H13M6S</meta:editing-duration>
    <meta:document-statistic meta:table-count="1" meta:image-count="0" meta:object-count="0" meta:page-count="1" meta:paragraph-count="20" meta:word-count="167" meta:character-count="1356" meta:non-whitespace-character-count="1229"/>
    <meta:user-defined meta:name="Info 1"/>
    <meta:user-defined meta:name="Info 2"/>
    <meta:user-defined meta:name="Info 3"/>
    <meta:user-defined meta:name="Info 4"/>
  </office:meta>
</office:document-meta>
</file>